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a97d" officeooo:paragraph-rsid="0017a9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 6 , 7, 9</text:p>
      <text:p text:style-name="P1"/>
      <text:p text:style-name="P1">6)</text:p>
      <text:p text:style-name="P1"/>
      <text:p text:style-name="P1"/>
      <text:p text:style-name="P1">AIM:</text:p>
      <text:p text:style-name="P1"/>
      <text:p text:style-name="P1">To write and run a Python program to fill in the desired output.</text:p>
      <text:p text:style-name="P1"><text:s/></text:p>
      <text:p text:style-name="P1">PROGRAM:</text:p>
      <text:p text:style-name="P1"/>
      <text:p text:style-name="P1"># Create a tuple, also called tuple packing.</text:p>
      <text:p text:style-name="P1">numbers = 1, 2</text:p>
      <text:p text:style-name="P1">print(numbers)</text:p>
      <text:p text:style-name="P1">(1, 2)</text:p>
      <text:p text:style-name="P1"/>
      <text:p text:style-name="P1"># Create tuple with paranthesis.</text:p>
      <text:p text:style-name="P1">numbers = (1, 2, 3)</text:p>
      <text:p text:style-name="P1">print(numbers)</text:p>
      <text:p text:style-name="P1">(1, 2, 3)</text:p>
      <text:p text:style-name="P1"/>
      <text:p text:style-name="P1"># Create an empty tuple.</text:p>
      <text:p text:style-name="P1">numbers = ()</text:p>
      <text:p text:style-name="P1">print(numbers)</text:p>
      <text:p text:style-name="P1">()</text:p>
      <text:p text:style-name="P1"/>
      <text:p text:style-name="P1"># Create a tuple with one item. Note that the trailing comma is necessarynumbers = 1,</text:p>
      <text:p text:style-name="P1">print(numbers)</text:p>
      <text:p text:style-name="P1">1</text:p>
      <text:p text:style-name="P1"/>
      <text:p text:style-name="P1"># Create a tuple with heterogenous items.</text:p>
      <text:p text:style-name="P1">random_tuple = "Hey", (1, 2), 1, ["you"]</text:p>
      <text:p text:style-name="P1">print(random_tuple)</text:p>
      <text:p text:style-name="P1">('Hey', (1, 2), 1, ['you'])</text:p>
      <text:p text:style-name="P1"/>
      <text:p text:style-name="P1"># Create tuple with tuple() constructor.</text:p>
      <text:p text:style-name="P1">numbers = tuple()</text:p>
      <text:p text:style-name="P1">print(numbers)</text:p>
      <text:p text:style-name="P1">()</text:p>
      <text:p text:style-name="P1">numbers = tuple([1, 2]) # Takes any sequence as input</text:p>
      <text:p text:style-name="P1">print(numbers)</text:p>
      <text:p text:style-name="P1">(1,2)</text:p>
      <text:p text:style-name="P1"/>
      <text:p text:style-name="P1">#### Methods on tuples #####</text:p>
      <text:p text:style-name="P1"/>
      <text:p text:style-name="P1"># Get length of list by using len() method.</text:p>
      <text:p text:style-name="P1">numbers = 5, 8, 8</text:p>
      <text:p text:style-name="P1">print(len(numbers))3</text:p>
      <text:p text:style-name="P1"/>
      <text:p text:style-name="P1"># Get index of an element using the index() method.</text:p>
      <text:p text:style-name="P1">numbers = 5, 8, 8</text:p>
      <text:p text:style-name="P1">print(numbers.index(8))</text:p>
      <text:p text:style-name="P1"><text:soft-page-break/>1</text:p>
      <text:p text:style-name="P1"/>
      <text:p text:style-name="P1"># Count occurences of an item in a tuple.</text:p>
      <text:p text:style-name="P1">numbers = 5, 8, 8</text:p>
      <text:p text:style-name="P1">print(numbers.count(8))</text:p>
      <text:p text:style-name="P1">eggs = ('hello', 42, 0.5)</text:p>
      <text:p text:style-name="P1">eggs[0]</text:p>
      <text:p text:style-name="P1">'hello'</text:p>
      <text:p text:style-name="P1">hello</text:p>
      <text:p text:style-name="P1">eggs[1:3]</text:p>
      <text:p text:style-name="P1">(42, 0.5)</text:p>
      <text:p text:style-name="P1">len(eggs)</text:p>
      <text:p text:style-name="P1">3# Access elements of a tuple by indexing.</text:p>
      <text:p text:style-name="P1">str_tuple = "hey", "there!", "how", "are", "you?"</text:p>
      <text:p text:style-name="P1">print(str_tuple[0])</text:p>
      <text:p text:style-name="P1">hey</text:p>
      <text:p text:style-name="P1">print(str_tuple[len(str_tuple) - 1])</text:p>
      <text:p text:style-name="P1">you?</text:p>
      <text:p text:style-name="P1">print(str_tuple[-1])</text:p>
      <text:p text:style-name="P1">you?</text:p>
      <text:p text:style-name="P1"/>
      <text:p text:style-name="P1"># Slicing a tuple.</text:p>
      <text:p text:style-name="P1"/>
      <text:p text:style-name="P1">str_tuple = "hey", "there!", "how", "are", "you?"</text:p>
      <text:p text:style-name="P1">print(str_tuple[2:])</text:p>
      <text:p text:style-name="P1">('how', 'are', 'you?')</text:p>
      <text:p text:style-name="P1">print(str_tuple[:2])</text:p>
      <text:p text:style-name="P1">('hey', 'there!')</text:p>
      <text:p text:style-name="P1">print(str_tuple[-3:])</text:p>
      <text:p text:style-name="P1">('how', 'are', 'you?')print(str_tuple[:-3])</text:p>
      <text:p text:style-name="P1">('hey', 'there!')</text:p>
      <text:p text:style-name="P1">print(str_tuple[1:4])</text:p>
      <text:p text:style-name="P1">('there!', 'how', 'are')</text:p>
      <text:p text:style-name="P1"/>
      <text:p text:style-name="P1"># Get a copy of the tuple by slicing.</text:p>
      <text:p text:style-name="P1"/>
      <text:p text:style-name="P1">print(str_tuple[:])</text:p>
      <text:p text:style-name="P1">('hey', 'there!', 'how', 'are', 'you?')</text:p>
      <text:p text:style-name="P1"/>
      <text:p text:style-name="P1"># Concatenate tuples.</text:p>
      <text:p text:style-name="P1"/>
      <text:p text:style-name="P1">numbers = (1, 2)</text:p>
      <text:p text:style-name="P1">strings = ("Hey", "there")</text:p>
      <text:p text:style-name="P1">print(numbers + strings)</text:p>
      <text:p text:style-name="P1">(5, 8, 8, 'Hey', 'there')</text:p>
      <text:p text:style-name="P1">(1, 2, "Hey", "there")</text:p>
      <text:p text:style-name="P1"/>
      <text:p text:style-name="P1"># Looping through tuple using 'in'.</text:p>
      <text:p text:style-name="P1"/>
      <text:p text:style-name="P1">numbers = 1, 2</text:p>
      <text:p text:style-name="P1">for number in numbers:</text:p>
      <text:p text:style-name="P1">print(number)</text:p>
      <text:p text:style-name="P1"><text:soft-page-break/>1,2</text:p>
      <text:p text:style-name="P1">12# Check if element is present in tuple.</text:p>
      <text:p text:style-name="P1">numbers = 1, 2</text:p>
      <text:p text:style-name="P1">print(1 in numbers)</text:p>
      <text:p text:style-name="P1">True</text:p>
      <text:p text:style-name="P1">print(5 in numbers)</text:p>
      <text:p text:style-name="P1">False</text:p>
      <text:p text:style-name="P1"/>
      <text:p text:style-name="P1"># Tuple packing.</text:p>
      <text:p text:style-name="P1"/>
      <text:p text:style-name="P1"># We are packing two items 1 and 2 into the tuple.</text:p>
      <text:p text:style-name="P1">numbers = 1, 2</text:p>
      <text:p text:style-name="P1"/>
      <text:p text:style-name="P1"># Tuple sequence unpacking.</text:p>
      <text:p text:style-name="P1"/>
      <text:p text:style-name="P1"># Number of variables used has to be same as the number of items in the</text:p>
      <text:p text:style-name="P1">tuple.</text:p>
      <text:p text:style-name="P1"/>
      <text:p text:style-name="P1"># Unpacking the tuple and assigning its items to x and y.</text:p>
      <text:p text:style-name="P1">x, y = numbers</text:p>
      <text:p text:style-name="P1"># Note that this is also packing the args as a tuple which gets unpacked as</text:p>
      <text:p text:style-name="P1">the print method's arguments.</text:p>
      <text:p text:style-name="P1">print(x, y)</text:p>
      <text:p text:style-name="P1">12</text:p>
      <text:p text:style-name="P1"/>
      <text:p text:style-name="P1">RESULT:</text:p>
      <text:p text:style-name="P1"/>
      <text:p text:style-name="P1">Thus, we run a Python program to fill in the desired output Successfully.EXERCISES - 7</text:p>
      <text:p text:style-name="P1"/>
      <text:p text:style-name="P1">7)</text:p>
      <text:p text:style-name="P1"/>
      <text:p text:style-name="P1">AIM:</text:p>
      <text:p text:style-name="P1"/>
      <text:p text:style-name="P1">To write and run a Python program to fill in the desired output.</text:p>
      <text:p text:style-name="P1"/>
      <text:p text:style-name="P1">PROGRAM:</text:p>
      <text:p text:style-name="P1">primes = [2, 3, 5, 7, 11]</text:p>
      <text:p text:style-name="P1">print(primes)</text:p>
      <text:p text:style-name="P1"># Output: [2, 3, 5, 7, 11]</text:p>
      <text:p text:style-name="P1">tems = ['cake', 'cookie', 'bread']</text:p>
      <text:p text:style-name="P1">total_items = items + ['biscuit', 'tart']</text:p>
      <text:p text:style-name="P1">print(total_items)</text:p>
      <text:p text:style-name="P1"># Output:['cake', 'cookie', 'bread', 'biscuit', 'tart']</text:p>
      <text:p text:style-name="P1">orders = ['daisies', 'periwinkle']</text:p>
      <text:p text:style-name="P1">orders.append('tulips')</text:p>
      <text:p text:style-name="P1">print(orders)</text:p>
      <text:p text:style-name="P1"># Result: ['daisies', 'periwinkle', 'tulips']</text:p>
      <text:p text:style-name="P1">owners_names = ['Jenny', 'Sam', 'Alexis']</text:p>
      <text:p text:style-name="P1">dogs_names = ['Elphonse', 'Dr. Doggy DDS', 'Carter']</text:p>
      <text:p text:style-name="P1">owners_dogs = zip(owners_names, dogs_names)</text:p>
      <text:p text:style-name="P1">print(list(owners_dogs))</text:p>
      <text:p text:style-name="P1"># Result: [('Jenny', 'Elphonse'), ('Sam', 'Dr.Doggy DDS'), ('Alexis', 'Carter')</text:p>
      <text:p text:style-name="P1"><text:soft-page-break/>items = [1, 2, 3, 4, 5, 6]</text:p>
      <text:p text:style-name="P1">print(items[:4]) #Output: [1, 2, 3, 4]</text:p>
      <text:p text:style-name="P1">print(items[2:]) #Output: [3, 4, 5, 6]knapsack = [2, 4, 3, 7, 10]</text:p>
      <text:p text:style-name="P1">size = len(knapsack)</text:p>
      <text:p text:style-name="P1">print(size) # Output: 5</text:p>
      <text:p text:style-name="P1">cnt = knapsack.count(7)</text:p>
      <text:p text:style-name="P1">print(cnt) # Output: 1</text:p>
      <text:p text:style-name="P1">exampleList = [4, 2, 1, 3]</text:p>
      <text:p text:style-name="P1">exampleList.sort()</text:p>
      <text:p text:style-name="P1">print(exampleList)</text:p>
      <text:p text:style-name="P1"># Output: [1, 2, 3, 4]</text:p>
      <text:p text:style-name="P1">soups = ['minestrone', 'lentil', 'pho', 'laksa']</text:p>
      <text:p text:style-name="P1">soups[-1] # output: 'laksa'</text:p>
      <text:p text:style-name="P1">soups[-3:] # output: 'lentil', 'pho', 'laksa'</text:p>
      <text:p text:style-name="P1">soups[:-2] # output: 'minestrone', 'lentil'</text:p>
      <text:p text:style-name="P1"/>
      <text:p text:style-name="P1">RESULT:</text:p>
      <text:p text:style-name="P1"/>
      <text:p text:style-name="P1">Thus, we run a Python program to fill in the desired output Successfully.EXERCISES - 9</text:p>
      <text:p text:style-name="P1"/>
      <text:p text:style-name="P1"/>
      <text:p text:style-name="P1">9)</text:p>
      <text:p text:style-name="P1"/>
      <text:p text:style-name="P1"/>
      <text:p text:style-name="P1">AIM:</text:p>
      <text:p text:style-name="P1"/>
      <text:p text:style-name="P1">To write and run a Python program to fill in the desired output.</text:p>
      <text:p text:style-name="P1"/>
      <text:p text:style-name="P1">PROGRAM:</text:p>
      <text:p text:style-name="P1"/>
      <text:p text:style-name="P1">print('\n—dictionaries')</text:p>
      <text:p text:style-name="P1"/>
      <text:p text:style-name="P1">#Output: -- dictionaries</text:p>
      <text:p text:style-name="P1"/>
      <text:p text:style-name="P1">d = {'a': 1, 'b': 2}</text:p>
      <text:p text:style-name="P1">print(d['a'])</text:p>
      <text:p text:style-name="P1"/>
      <text:p text:style-name="P1"><text:s/>#Output: 1</text:p>
      <text:p text:style-name="P1"/>
      <text:p text:style-name="P1">del d['a']</text:p>
      <text:p text:style-name="P1"/>
      <text:p text:style-name="P1"># iterate</text:p>
      <text:p text:style-name="P1">d = {'a': 1, 'b': 2}</text:p>
      <text:p text:style-name="P1">for key, value in d.items():</text:p>
      <text:p text:style-name="P1">print(key, ':', value)</text:p>
      <text:p text:style-name="P1">for key in d:</text:p>
      <text:p text:style-name="P1">print(key, d[key])</text:p>
      <text:p text:style-name="P1"/>
      <text:p text:style-name="P1"># d.fromkeys(iterable[,value=None]) -&gt; dict: with keys from iterable and all</text:p>
      <text:p text:style-name="P1">same value</text:p>
      <text:p text:style-name="P1">d = d.fromkeys(['a', 'b'], 1)</text:p>
      <text:p text:style-name="P1">print(d)</text:p>
      <text:p text:style-name="P1"><text:soft-page-break/>#Output: {'a': 1, 'b': 1}</text:p>
      <text:p text:style-name="P1"># d.clear() -&gt; removes all items from d</text:p>
      <text:p text:style-name="P1">d = {'a': 1, 'b': 2}</text:p>
      <text:p text:style-name="P1">d.clear()</text:p>
      <text:p text:style-name="P1">print(d)</text:p>
      <text:p text:style-name="P1"/>
      <text:p text:style-name="P1">#Output: {}# d.items() -&gt; list: copy of d's list of (key, item) pairs</text:p>
      <text:p text:style-name="P1">d = {'a': 1, 'b': 2}</text:p>
      <text:p text:style-name="P1">print(d.items())</text:p>
      <text:p text:style-name="P1"/>
      <text:p text:style-name="P1">#Output: [('a', 1), ('b', 2)]</text:p>
      <text:p text:style-name="P1"/>
      <text:p text:style-name="P1"># d.keys() -&gt; list: copy of d's list of keys</text:p>
      <text:p text:style-name="P1">d = {'a': 1, 'b': 2}</text:p>
      <text:p text:style-name="P1">print(d.keys()) #Output: ['a', 'b']</text:p>
      <text:p text:style-name="P1"/>
      <text:p text:style-name="P1"># d.values() -&gt; list: copy of d's list of values</text:p>
      <text:p text:style-name="P1">d = {'a': 1, 'b': 2}</text:p>
      <text:p text:style-name="P1">print(d.values()) #Output: [1, 2]</text:p>
      <text:p text:style-name="P1"/>
      <text:p text:style-name="P1">RESULT:</text:p>
      <text:p text:style-name="P1"/>
      <text:p text:style-name="P1">Thus, we run a Python program to fill in the desired output Success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52:56.419843051</meta:creation-date>
    <dc:date>2020-11-24T15:58:42.053581445</dc:date>
    <meta:editing-duration>PT5M47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5" meta:paragraph-count="177" meta:word-count="754" meta:character-count="4486" meta:non-whitespace-character-count="3907"/>
  </office:meta>
</office:document-meta>
</file>